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.499cm" fo:margin-bottom="2cm" fo:margin-left="1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09:07:06.241930768</meta:creation-date>
    <dc:date>2014-09-20T09:08:12.427318343</dc:date>
    <meta:editing-duration>PT1M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1.2$Linux_X86_64 LibreOffice_project/430m0$Build-2</meta:generator>
  </office:meta>
</office:document-meta>
</file>